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5696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to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svg:desc>gráfico</svg:desc></draw:frame></text:p>
      <text:p text:style-name="Standard"/>
      <text:p text:style-name="Standard"/>
      <text:p text:style-name="Standard"/>
      <text:p text:style-name="Standard"/>
      <text:p text:style-name="P1"><draw:frame draw:style-name="fr1" draw:name="Objeto2" text:anchor-type="paragraph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svg:desc>gráfico</svg:desc></draw:frame></text:p>
      <text:p text:style-name="P1"><draw:frame draw:style-name="fr2" draw:name="Objeto3" text:anchor-type="paragraph" svg:x="-0.277cm" svg:y="0cm" svg:width="15.998cm" svg:height="8.999cm" draw:z-index="2"><draw:object xlink:href="./Object 3" xlink:type="simple" xlink:show="embed" xlink:actuate="onLoad"/><draw:image xlink:href="./ObjectReplacements/Object 3" xlink:type="simple" xlink:show="embed" xlink:actuate="onLoad"/><svg:desc>gráfico</svg:desc></draw:frame><text:soft-page-break/></text:p>
      <text:p text:style-name="P1"/>
      <text:p text:style-name="P1"><draw:frame draw:style-name="fr1" draw:name="Objeto4" text:anchor-type="paragraph" svg:width="15.998cm" svg:height="8.999cm" draw:z-index="3"><draw:object xlink:href="./Object 4" xlink:type="simple" xlink:show="embed" xlink:actuate="onLoad"/><draw:image xlink:href="./ObjectReplacements/Object 4" xlink:type="simple" xlink:show="embed" xlink:actuate="onLoad"/><svg:desc>gráfico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9:56:50.060000000</meta:creation-date>
    <dc:date>2016-05-02T20:21:54.707000000</dc:date>
    <meta:editing-duration>PT9M54S</meta:editing-duration>
    <meta:editing-cycles>1</meta:editing-cycles>
    <meta:document-statistic meta:table-count="0" meta:image-count="0" meta:object-count="4" meta:page-count="2" meta:paragraph-count="0" meta:word-count="0" meta:character-count="0" meta:non-whitespace-character-count="0"/>
    <meta:generator>LibreOffice/5.0.5.2$Windows_x86 LibreOffice_project/55b006a02d247b5f7215fc6ea0fde844b30035b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94cm" svg:y="3.951cm" style:legend-expansion="high" chart:style-name="ch2"/>
        <chart:plot-area chart:style-name="ch3" chart:data-source-has-labels="both" svg:x="0.319cm" svg:y="0.179cm" svg:width="13.256cm" svg:height="8.641cm">
          <chartooo:coordinate-region svg:x="1.311cm" svg:y="0.379cm" svg:width="12.264cm" svg:height="7.79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tas</text:p>
              </table:table-cell>
              <table:table-cell office:value-type="string">
                <text:p>Despesa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4000">
                <text:p>40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3900">
                <text:p>390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220">
                <text:p>4220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4300">
                <text:p>43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Maio</text:p>
              </table:table-cell>
              <table:table-cell office:value-type="float" office:value="4500">
                <text:p>4500</text:p>
              </table:table-cell>
              <table:table-cell office:value-type="float" office:value="2830">
                <text:p>28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305cm" svg:y="3.951cm" style:legend-expansion="high" chart:style-name="ch2"/>
        <chart:plot-area chart:style-name="ch3" chart:data-source-has-labels="both" svg:x="0.319cm" svg:y="0.179cm" svg:width="12.667cm" svg:height="8.641cm">
          <chartooo:coordinate-region svg:x="1.311cm" svg:y="0.379cm" svg:width="11.675cm" svg:height="7.79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tas</text:p>
              </table:table-cell>
              <table:table-cell office:value-type="string">
                <text:p>Despesa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4000">
                <text:p>40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3900">
                <text:p>390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220">
                <text:p>4220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4300">
                <text:p>43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Maio</text:p>
              </table:table-cell>
              <table:table-cell office:value-type="float" office:value="4500">
                <text:p>4500</text:p>
              </table:table-cell>
              <table:table-cell office:value-type="float" office:value="2830">
                <text:p>28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94cm" svg:y="3.951cm" style:legend-expansion="high" chart:style-name="ch2"/>
        <chart:plot-area chart:style-name="ch3" chart:data-source-has-labels="both" svg:x="0.319cm" svg:y="0.179cm" svg:width="13.256cm" svg:height="8.641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1.329cm" svg:y="0.232cm" svg:width="12.228cm" svg:height="7.94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tas</text:p>
              </table:table-cell>
              <table:table-cell office:value-type="string">
                <text:p>Despesa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4000">
                <text:p>40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3900">
                <text:p>390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220">
                <text:p>4220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4300">
                <text:p>43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Maio</text:p>
              </table:table-cell>
              <table:table-cell office:value-type="float" office:value="4500">
                <text:p>4500</text:p>
              </table:table-cell>
              <table:table-cell office:value-type="float" office:value="2830">
                <text:p>28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305cm" svg:y="3.951cm" style:legend-expansion="high" chart:style-name="ch2"/>
        <chart:plot-area chart:style-name="ch3" chart:data-source-has-labels="both" svg:x="0.319cm" svg:y="0.179cm" svg:width="12.667cm" svg:height="8.641cm">
          <chartooo:coordinate-region svg:x="1.311cm" svg:y="0.379cm" svg:width="11.303cm" svg:height="7.79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tas</text:p>
              </table:table-cell>
              <table:table-cell office:value-type="string">
                <text:p>Despesa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4000">
                <text:p>40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3900">
                <text:p>390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220">
                <text:p>4220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4300">
                <text:p>43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Maio</text:p>
              </table:table-cell>
              <table:table-cell office:value-type="float" office:value="4500">
                <text:p>4500</text:p>
              </table:table-cell>
              <table:table-cell office:value-type="float" office:value="2830">
                <text:p>28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